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State_5f_set" style:display-name="State_set" style:family="table" style:master-page-name="">
      <style:table-properties style:width="4.0097in" style:page-number="auto" table:align="center" style:shadow="none" style:may-break-between-rows="false"/>
    </style:style>
    <style:style style:name="State_5f_set.A" style:display-name="State_set.A" style:family="table-column">
      <style:table-column-properties style:column-width="0.2653in"/>
    </style:style>
    <style:style style:name="State_5f_set.C" style:display-name="State_set.C" style:family="table-column">
      <style:table-column-properties style:column-width="0.2681in"/>
    </style:style>
    <style:style style:name="State_5f_set.E" style:display-name="State_set.E" style:family="table-column">
      <style:table-column-properties style:column-width="0.2667in"/>
    </style:style>
    <style:style style:name="State_5f_set.F" style:display-name="State_set.F" style:family="table-column">
      <style:table-column-properties style:column-width="0.2674in"/>
    </style:style>
    <style:style style:name="State_5f_set.N" style:display-name="State_set.N" style:family="table-column">
      <style:table-column-properties style:column-width="0.2688in"/>
    </style:style>
    <style:style style:name="State_5f_set.A1" style:display-name="State_set.A1" style:family="table-cell">
      <style:table-cell-properties fo:padding="0.0382in" fo:border="none"/>
    </style:style>
    <style:style style:name="P1" style:family="paragraph" style:parent-style-name="Standard">
      <style:text-properties officeooo:rsid="001ceac7" officeooo:paragraph-rsid="001ceac7"/>
    </style:style>
    <style:style style:name="P2" style:family="paragraph" style:parent-style-name="Text_20_body">
      <style:text-properties officeooo:paragraph-rsid="001ceac7"/>
    </style:style>
    <style:style style:name="P3" style:family="paragraph" style:parent-style-name="Text_20_body">
      <style:text-properties officeooo:paragraph-rsid="0021cee0"/>
    </style:style>
    <style:style style:name="P4" style:family="paragraph" style:parent-style-name="Text_20_body">
      <style:text-properties officeooo:paragraph-rsid="00230308"/>
    </style:style>
    <style:style style:name="P5" style:family="paragraph" style:parent-style-name="Text_20_body">
      <style:text-properties officeooo:paragraph-rsid="00273f93"/>
    </style:style>
    <style:style style:name="P6" style:family="paragraph" style:parent-style-name="Text_20_body">
      <style:text-properties officeooo:rsid="00292dfe" officeooo:paragraph-rsid="00292dfe"/>
    </style:style>
    <style:style style:name="P7" style:family="paragraph" style:parent-style-name="Text_20_body">
      <style:text-properties officeooo:rsid="002b572b" officeooo:paragraph-rsid="002b572b"/>
    </style:style>
    <style:style style:name="P8" style:family="paragraph" style:parent-style-name="Text_20_body">
      <style:text-properties officeooo:rsid="002b572b" officeooo:paragraph-rsid="002cdb2c"/>
    </style:style>
    <style:style style:name="P9" style:family="paragraph" style:parent-style-name="Text_20_body">
      <style:text-properties officeooo:rsid="002cdb2c" officeooo:paragraph-rsid="002cdb2c"/>
    </style:style>
    <style:style style:name="P10" style:family="paragraph" style:parent-style-name="Text_20_body">
      <style:text-properties officeooo:rsid="002d2f3a" officeooo:paragraph-rsid="002d2f3a"/>
    </style:style>
    <style:style style:name="P11" style:family="paragraph" style:parent-style-name="Preformatted_20_Text">
      <style:text-properties officeooo:rsid="001ff5a1" officeooo:paragraph-rsid="001ff5a1"/>
    </style:style>
    <style:style style:name="P12" style:family="paragraph" style:parent-style-name="Preformatted_20_Text">
      <style:text-properties officeooo:paragraph-rsid="001ff5a1"/>
    </style:style>
    <style:style style:name="P13" style:family="paragraph" style:parent-style-name="Preformatted_20_Text">
      <style:text-properties style:font-name="Courier New" officeooo:rsid="001ec9a1"/>
    </style:style>
    <style:style style:name="P14" style:family="paragraph" style:parent-style-name="Preformatted_20_Text">
      <style:paragraph-properties fo:keep-together="always"/>
      <style:text-properties officeooo:paragraph-rsid="00230308"/>
    </style:style>
    <style:style style:name="P15" style:family="paragraph" style:parent-style-name="Header">
      <style:text-properties officeooo:rsid="001ceac7" officeooo:paragraph-rsid="001ceac7"/>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Table_20_Contents">
      <style:paragraph-properties fo:text-align="center" style:justify-single-word="false"/>
      <style:text-properties style:font-name="Liberation Mono" fo:font-size="10pt" officeooo:rsid="00230308" officeooo:paragraph-rsid="00230308" style:font-name-asian="Liberation Mono" style:font-size-asian="10pt" style:font-name-complex="Liberation Mono" style:font-size-complex="10pt"/>
    </style:style>
    <style:style style:name="P19" style:family="paragraph" style:parent-style-name="Table_20_Contents">
      <style:paragraph-properties fo:text-align="center" style:justify-single-word="false"/>
      <style:text-properties style:font-name="Liberation Mono" fo:font-size="10pt" style:font-name-asian="Liberation Mono" style:font-size-asian="10pt" style:font-name-complex="Liberation Mono" style:font-size-complex="10pt"/>
    </style:style>
    <style:style style:name="P20" style:family="paragraph" style:parent-style-name="Table_20_Contents">
      <style:paragraph-properties fo:text-align="center" style:justify-single-word="false"/>
      <style:text-properties style:font-name="Liberation Mono" fo:font-size="10pt" officeooo:rsid="00241d5f" officeooo:paragraph-rsid="00241d5f" style:font-name-asian="Liberation Mono" style:font-size-asian="10pt" style:font-name-complex="Liberation Mono" style:font-size-complex="10pt"/>
    </style:style>
    <style:style style:name="P21" style:family="paragraph" style:parent-style-name="Table_20_Heading">
      <style:text-properties officeooo:rsid="0021cee0" officeooo:paragraph-rsid="0021cee0"/>
    </style:style>
    <style:style style:name="T1" style:family="text">
      <style:text-properties officeooo:rsid="001ceac7"/>
    </style:style>
    <style:style style:name="T2" style:family="text">
      <style:text-properties officeooo:rsid="001ec9a1"/>
    </style:style>
    <style:style style:name="T3" style:family="text">
      <style:text-properties officeooo:rsid="001ff5a1"/>
    </style:style>
    <style:style style:name="T4" style:family="text">
      <style:text-properties officeooo:rsid="0021cee0"/>
    </style:style>
    <style:style style:name="T5" style:family="text">
      <style:text-properties officeooo:rsid="00230308"/>
    </style:style>
    <style:style style:name="T6" style:family="text">
      <style:text-properties officeooo:rsid="00241d5f"/>
    </style:style>
    <style:style style:name="T7" style:family="text">
      <style:text-properties officeooo:rsid="00273f93"/>
    </style:style>
    <style:style style:name="T8" style:family="text">
      <style:text-properties officeooo:rsid="00292dfe"/>
    </style:style>
    <style:style style:name="T9" style:family="text">
      <style:text-properties officeooo:rsid="0029dfd8"/>
    </style:style>
    <style:style style:name="T10" style:family="text">
      <style:text-properties officeooo:rsid="002cdb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first excercise is to apply the finite state modeling technique to a idealized but "reasonable" elevator. </text:p>
      <text:h text:style-name="Heading_20_3" text:outline-level="3"><text:line-break/>Part 1:</text:h>
      <text:p text:style-name="P2"><text:line-break/><text:span text:style-name="T1">The elevator simulation could have been written in any number of languages, Matlab was choosen. The simulation involves running the Matlab script "hw1_study.m". <text:s/>The state of the simulation is printed (display_state.m) at each step. <text:s/>It exercises the elevator in a high load condition for 20 steps then switches to a low load condition for an additional 20 steps. <text:s/>The elevator is then given a few special cases which illustrate specific conditions. The display of the elevator state is as follows:</text:span></text:p>
      <text:p text:style-name="Preformatted_20_Text">&lt;name of the test&gt; : id(&lt;step in the text&gt;)</text:p>
      <text:p text:style-name="Preformatted_20_Text">Heading <text:s text:c="4"/>: &lt;heading indicator&gt;</text:p>
      <text:p text:style-name="P11">Floor <text:s text:c="6"/>: 0 1 2 3 4 5</text:p>
      <text:p text:style-name="Preformatted_20_Text"><text:span text:style-name="T3">Cage Loc</text:span> <text:s text:c="3"/>: <text:span text:style-name="T3">&lt;current floor indicator&gt;</text:span></text:p>
      <text:p text:style-name="P12">InCall <text:s text:c="5"/>: &lt;internal call indicator&gt;</text:p>
      <text:p text:style-name="Preformatted_20_Text">ExCall UP <text:s text:c="2"/>: &lt;external up call indicator&gt;</text:p>
      <text:p text:style-name="Preformatted_20_Text">ExCall DOWN : &lt;external down call indicator&gt;</text:p>
      <text:p text:style-name="Preformatted_20_Text"/>
      <text:p text:style-name="Preformatted_20_Text"/>
      <text:p text:style-name="P3">Example: <text:s/><text:span text:style-name="T4">Here the cage is at floor 3, an there are unserviced calls to floors 1 and 5 orginating inside the cage. <text:s/>There are externally originated up-calls at floors 0, 1 and 4 and down-calls at floors 2 and 4. This differs from that in the assignment. <text:s/>The orientation is rotated and the immediately serviced requests are indicated with a 'O'.</text:span></text:p>
      <text:p text:style-name="Preformatted_20_Text"><text:span text:style-name="T3">Trial A</text:span> : id(<text:span text:style-name="T3">5</text:span>)</text:p>
      <text:p text:style-name="Preformatted_20_Text">Heading <text:s text:c="4"/>: <text:span text:style-name="T3">&gt; &gt; &gt; &gt; &gt; &gt;</text:span></text:p>
      <text:p text:style-name="P11">Floor <text:s text:c="6"/>: 0 1 2 3 4 5</text:p>
      <text:p text:style-name="Preformatted_20_Text"><text:span text:style-name="T3">Cage Loc</text:span> <text:s text:c="3"/>: _._._<text:span text:style-name="T3">.X._._</text:span></text:p>
      <text:p text:style-name="P12">InCall <text:s text:c="5"/>: <text:span text:style-name="T2">_.X._</text:span>._._.<text:span text:style-name="T3">X</text:span></text:p>
      <text:p text:style-name="Preformatted_20_Text">ExCall UP <text:s text:c="2"/>: <text:span text:style-name="T4">X.X._</text:span>.<text:span text:style-name="T3">O</text:span>.<text:span text:style-name="T4">X</text:span>._</text:p>
      <text:p text:style-name="Preformatted_20_Text">ExCall DOWN : <text:span text:style-name="T2">_._.2</text:span>._.X._</text:p>
      <text:p text:style-name="P13"/>
      <text:p text:style-name="P3"><text:span text:style-name="T2">The approach manages the number of states by introducing state variables. <text:s/>An alternate approach would be to construct multiple state machines and consolidate. <text:s/>The driver script (hw1_study.m) alternates between two states, one setting the call state (gen_state.m) and <text:s/>another servicing calls (service_calls.m). <text:s/>The servicing of calls involves <text:s/>no more than one floor change . <text:s/>The service_calls state is decomposed into a finite state machine where sets of states and their transitions are consolidated. In order to prevent confusion the input values for the state variables are not changed, and their output values are only dependent upon the input values. </text:span></text:p>
      <text:p text:style-name="P3"/>
      <text:h text:style-name="P16" text:outline-level="3"/>
      <text:h text:style-name="P17" text:outline-level="3"><text:line-break/>Part <text:span text:style-name="T4">2</text:span>:</text:h>
      <text:p text:style-name="P3"><text:line-break/><text:span text:style-name="T5">The state set used here takes the following form (similar to the output ordering above):</text:span></text:p>
      <table:table table:name="State_set" table:style-name="State_5f_set">
        <table:table-column table:style-name="State_5f_set.A" table:number-columns-repeated="2"/>
        <table:table-column table:style-name="State_5f_set.C" table:number-columns-repeated="2"/>
        <table:table-column table:style-name="State_5f_set.E"/>
        <table:table-column table:style-name="State_5f_set.F" table:number-columns-repeated="3"/>
        <table:table-column table:style-name="State_5f_set.C"/>
        <table:table-column table:style-name="State_5f_set.F"/>
        <table:table-column table:style-name="State_5f_set.E"/>
        <table:table-column table:style-name="State_5f_set.C"/>
        <table:table-column table:style-name="State_5f_set.E"/>
        <table:table-column table:style-name="State_5f_set.N" table:number-columns-repeated="2"/>
        <table:table-row>
          <table:table-cell table:style-name="State_5f_set.A1" office:value-type="string">
            <text:p text:style-name="P20">Q</text:p>
          </table:table-cell>
          <table:table-cell table:style-name="State_5f_set.A1" office:value-type="string">
            <text:p text:style-name="P18">=</text:p>
          </table:table-cell>
          <table:table-cell table:style-name="State_5f_set.A1" office:value-type="string">
            <text:p text:style-name="P18">H </text:p>
          </table:table-cell>
          <table:table-cell table:style-name="State_5f_set.A1" office:value-type="string">
            <text:p text:style-name="P18">x </text:p>
          </table:table-cell>
          <table:table-cell table:style-name="State_5f_set.A1" office:value-type="string">
            <text:p text:style-name="P20">F</text:p>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
          </table:table-cell>
        </table:table-row>
        <table:table-row>
          <table:table-cell table:style-name="State_5f_set.A1" office:value-type="string">
            <text:p text:style-name="P20"/>
          </table:table-cell>
          <table:table-cell table:style-name="State_5f_set.A1" office:value-type="string">
            <text:p text:style-name="P20">x</text:p>
          </table:table-cell>
          <table:table-cell table:style-name="State_5f_set.A1" office:value-type="string">
            <text:p text:style-name="P18">(</text:p>
          </table:table-cell>
          <table:table-cell table:style-name="State_5f_set.A1" office:value-type="string">
            <text:p text:style-name="P18">I0</text:p>
          </table:table-cell>
          <table:table-cell table:style-name="State_5f_set.A1" office:value-type="string">
            <text:p text:style-name="P18">x</text:p>
          </table:table-cell>
          <table:table-cell table:style-name="State_5f_set.A1" office:value-type="string">
            <text:p text:style-name="P18">I1</text:p>
          </table:table-cell>
          <table:table-cell table:style-name="State_5f_set.A1" office:value-type="string">
            <text:p text:style-name="P18">x</text:p>
          </table:table-cell>
          <table:table-cell table:style-name="State_5f_set.A1" office:value-type="string">
            <text:p text:style-name="P18">I2</text:p>
          </table:table-cell>
          <table:table-cell table:style-name="State_5f_set.A1" office:value-type="string">
            <text:p text:style-name="P18">x</text:p>
          </table:table-cell>
          <table:table-cell table:style-name="State_5f_set.A1" office:value-type="string">
            <text:p text:style-name="P18">I3</text:p>
          </table:table-cell>
          <table:table-cell table:style-name="State_5f_set.A1" office:value-type="string">
            <text:p text:style-name="P18">x</text:p>
          </table:table-cell>
          <table:table-cell table:style-name="State_5f_set.A1" office:value-type="string">
            <text:p text:style-name="P18">I4</text:p>
          </table:table-cell>
          <table:table-cell table:style-name="State_5f_set.A1" office:value-type="string">
            <text:p text:style-name="P18">x</text:p>
          </table:table-cell>
          <table:table-cell table:style-name="State_5f_set.A1" office:value-type="string">
            <text:p text:style-name="P20">I5</text:p>
          </table:table-cell>
          <table:table-cell table:style-name="State_5f_set.A1" office:value-type="string">
            <text:p text:style-name="P18">)</text:p>
          </table:table-cell>
        </table:table-row>
        <table:table-row>
          <table:table-cell table:style-name="State_5f_set.A1" office:value-type="string">
            <text:p text:style-name="P20"/>
          </table:table-cell>
          <table:table-cell table:style-name="State_5f_set.A1" office:value-type="string">
            <text:p text:style-name="P20">x</text:p>
          </table:table-cell>
          <table:table-cell table:style-name="State_5f_set.A1" office:value-type="string">
            <text:p text:style-name="P18">(</text:p>
          </table:table-cell>
          <table:table-cell table:style-name="State_5f_set.A1" office:value-type="string">
            <text:p text:style-name="P18">U0</text:p>
          </table:table-cell>
          <table:table-cell table:style-name="State_5f_set.A1" office:value-type="string">
            <text:p text:style-name="P18">x</text:p>
          </table:table-cell>
          <table:table-cell table:style-name="State_5f_set.A1" office:value-type="string">
            <text:p text:style-name="P18">U1</text:p>
          </table:table-cell>
          <table:table-cell table:style-name="State_5f_set.A1" office:value-type="string">
            <text:p text:style-name="P18">x</text:p>
          </table:table-cell>
          <table:table-cell table:style-name="State_5f_set.A1" office:value-type="string">
            <text:p text:style-name="P18">U2</text:p>
          </table:table-cell>
          <table:table-cell table:style-name="State_5f_set.A1" office:value-type="string">
            <text:p text:style-name="P18">x</text:p>
          </table:table-cell>
          <table:table-cell table:style-name="State_5f_set.A1" office:value-type="string">
            <text:p text:style-name="P18">U3</text:p>
          </table:table-cell>
          <table:table-cell table:style-name="State_5f_set.A1" office:value-type="string">
            <text:p text:style-name="P18">x</text:p>
          </table:table-cell>
          <table:table-cell table:style-name="State_5f_set.A1" office:value-type="string">
            <text:p text:style-name="P18">U4</text:p>
          </table:table-cell>
          <table:table-cell table:style-name="State_5f_set.A1" office:value-type="string">
            <text:p text:style-name="P18">)</text:p>
          </table:table-cell>
          <table:table-cell table:style-name="State_5f_set.A1" office:value-type="string">
            <text:p text:style-name="P19"/>
          </table:table-cell>
          <table:table-cell table:style-name="State_5f_set.A1" office:value-type="string">
            <text:p text:style-name="P19"/>
          </table:table-cell>
        </table:table-row>
        <table:table-row>
          <table:table-cell table:style-name="State_5f_set.A1" office:value-type="string">
            <text:p text:style-name="P20"/>
          </table:table-cell>
          <table:table-cell table:style-name="State_5f_set.A1" office:value-type="string">
            <text:p text:style-name="P20">x</text:p>
          </table:table-cell>
          <table:table-cell table:style-name="State_5f_set.A1" office:value-type="string">
            <text:p text:style-name="P18"/>
          </table:table-cell>
          <table:table-cell table:style-name="State_5f_set.A1" office:value-type="string">
            <text:p text:style-name="P18"/>
          </table:table-cell>
          <table:table-cell table:style-name="State_5f_set.A1" office:value-type="string">
            <text:p text:style-name="P18">(</text:p>
          </table:table-cell>
          <table:table-cell table:style-name="State_5f_set.A1" office:value-type="string">
            <text:p text:style-name="P18">D1</text:p>
          </table:table-cell>
          <table:table-cell table:style-name="State_5f_set.A1" office:value-type="string">
            <text:p text:style-name="P18">x</text:p>
          </table:table-cell>
          <table:table-cell table:style-name="State_5f_set.A1" office:value-type="string">
            <text:p text:style-name="P18">D2</text:p>
          </table:table-cell>
          <table:table-cell table:style-name="State_5f_set.A1" office:value-type="string">
            <text:p text:style-name="P18">x</text:p>
          </table:table-cell>
          <table:table-cell table:style-name="State_5f_set.A1" office:value-type="string">
            <text:p text:style-name="P18">D3</text:p>
          </table:table-cell>
          <table:table-cell table:style-name="State_5f_set.A1" office:value-type="string">
            <text:p text:style-name="P18">x</text:p>
          </table:table-cell>
          <table:table-cell table:style-name="State_5f_set.A1" office:value-type="string">
            <text:p text:style-name="P18">D4</text:p>
          </table:table-cell>
          <table:table-cell table:style-name="State_5f_set.A1" office:value-type="string">
            <text:p text:style-name="P18">x</text:p>
          </table:table-cell>
          <table:table-cell table:style-name="State_5f_set.A1" office:value-type="string">
            <text:p text:style-name="P20">D5</text:p>
          </table:table-cell>
          <table:table-cell table:style-name="State_5f_set.A1" office:value-type="string">
            <text:p text:style-name="P18">)</text:p>
          </table:table-cell>
        </table:table-row>
      </table:table>
      <text:p text:style-name="P14"/>
      <text:p text:style-name="P4"><text:span text:style-name="T6">where H = {-1 0 1} = {down rest up} is the cage heading set, <text:s/>F = {0..5} is the cage floor location, and Ii, Ui, Di = {0 1} = {set reset} are button setting for cage-interior, cage-exterior-up and cage-exterior down, respectively. <text:s/>The current state variables corresponding to these state sets are h and f. <text:s text:c="2"/>The buttons are collected into vectors, i, u and d, <text:s/>where the current up-call vector, u = (u0..u4). </text:span></text:p>
      <text:p text:style-name="P4"/>
      <text:p text:style-name="Preformatted_20_Text"><text:span text:style-name="T8">gen_calls</text:span>: (calls, f, h) -&gt; calls_next</text:p>
      <text:p text:style-name="Preformatted_20_Text"/>
      <text:p text:style-name="P6">The "gen_calls" function indicates the new calls introduced via button pushes. <text:s/>Any of the calls state-variables can be "set" are allowed but none "reset".</text:p>
      <text:p text:style-name="P6"/>
      <text:p text:style-name="P6"><text:span text:style-name="T9">adjust</text:span>_heading: (calls_next, f, h) -&gt; h_next</text:p>
      <text:p text:style-name="P6">The "<text:span text:style-name="T10">adjust</text:span>_heading" function ...</text:p>
      <text:p text:style-name="P6"/>
      <text:p text:style-name="P6">visit_floor: (h_next, f) -&gt; f_next</text:p>
      <text:p text:style-name="P6"/>
      <text:p text:style-name="P6"/>
      <text:p text:style-name="P10"/>
      <text:p text:style-name="P6"/>
      <text:p text:style-name="P5"><text:span text:style-name="T7">I</text:span>n the absense of any active calls the elevator will wait in its current location.<text:line-break/>If elevator not in-motion it will move in the direction where the farthest call is closer.<text:line-break/>If in-motion elevator will continue in its current direction so long as there are calls in that direction.<text:line-break/><text:line-break/><text:line-break/>f* : no active calls =&gt; heading rest<text:line-break/>f* : active calls on current floor =&gt; clear calls on current floor<text:line-break/><text:line-break/>f0 : active calls =&gt; f1 : clear any f1 calls : heading up<text:line-break/>f5 : active calls =&gt; f4 : clear any f4 calls : heading down<text:line-break/><text:line-break/>for i in {1,2,3,4}<text:line-break/><text:soft-page-break/>fi : heading up : active calls above =&gt; f(i+1) : clear f(i+1) calls<text:line-break/>fi : no active calls above =&gt; f(i+1) : clear f(i+1) calls<text:line-break/>fi : heading rest : active calls above =&gt; f(i+1) : clear f(i+1) calls : heading up<text:line-break/>fi : heading rest : active calls below =&gt; f(i-1) : clear f(i-1) calls : heading down<text:line-break/>fi : heading down : active calls =&gt; f(i-1) : clear f(i-1) calls<text:line-break/><text:line-break/></text:p>
      <table:table table:name="Table1" table:style-name="Table1">
        <table:table-column table:style-name="Table1.A" table:number-columns-repeated="4"/>
        <table:table-header-rows>
          <table:table-row>
            <table:table-cell table:style-name="Table1.A1" office:value-type="string">
              <text:p text:style-name="P21">Source State</text:p>
            </table:table-cell>
            <table:table-cell table:style-name="Table1.A1" office:value-type="string">
              <text:p text:style-name="P21">Input Values</text:p>
            </table:table-cell>
            <table:table-cell table:style-name="Table1.A1" office:value-type="string">
              <text:p text:style-name="P21">Output Values</text:p>
            </table:table-cell>
            <table:table-cell table:style-name="Table1.D1" office:value-type="string">
              <text:p text:style-name="P21">Target State</text:p>
            </table:table-cell>
          </table:table-row>
        </table:table-header-rows>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
      <text:h text:style-name="P17" text:outline-level="3">Part <text:span text:style-name="T7">3</text:span>:</text:h>
      <text:p text:style-name="P5"/>
      <text:h text:style-name="P17" text:outline-level="3">Part <text:span text:style-name="T7">4</text:span>:</text:h>
      <text:p text:style-name="P7">S1 : Every call is eventually serviced.</text:p>
      <text:p text:style-name="P8"><text:span text:style-name="T10">Once t</text:span>he heading is set the cage advances until <text:span text:style-name="T10">all calls in that direction are serviced. </text:span></text:p>
      <text:p text:style-name="P7"/>
      <text:p text:style-name="P9">S2: Once an external call is serviced, the passenger will travel directly to their destination presuming they promptly request a floor in the direction which was indicated externall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eac7" officeooo:paragraph-rsid="001ceac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evator Modelling and Simulation<text:tab/><text:tab/>Fred Eis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5S</meta:editing-duration>
    <meta:editing-cycles>5</meta:editing-cycles>
    <meta:generator>LibreOffice/4.2.0.4$Windows_x86 LibreOffice_project/05dceb5d363845f2cf968344d7adab8dcfb2ba71</meta:generator>
    <dc:date>2014-09-06T17:26:36.487000000</dc:date>
    <meta:document-statistic meta:table-count="2" meta:image-count="0" meta:object-count="0" meta:page-count="5" meta:paragraph-count="81" meta:word-count="766" meta:character-count="4247" meta:non-whitespace-character-count="3487"/>
    <meta:user-defined meta:name="Info 1"/>
    <meta:user-defined meta:name="Info 2"/>
    <meta:user-defined meta:name="Info 3"/>
    <meta:user-defined meta:name="Info 4"/>
  </office:meta>
</office:document-meta>
</file>